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Microsoft YaHei" svg:font-family="'Microsoft YaHe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51cm"/>
    </style:style>
    <style:style style:name="co2"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1.023cm" fo:break-before="auto" style:use-optimal-row-height="true"/>
    </style:style>
    <style:style style:name="ro3" style:family="table-row">
      <style:table-row-properties style:row-height="4.357cm" fo:break-before="auto" style:use-optimal-row-height="true"/>
    </style:style>
    <style:style style:name="ro4" style:family="table-row">
      <style:table-row-properties style:row-height="1.976cm" fo:break-before="auto" style:use-optimal-row-height="true"/>
    </style:style>
    <style:style style:name="ro5" style:family="table-row">
      <style:table-row-properties style:row-height="1.499cm" fo:break-before="auto" style:use-optimal-row-height="true"/>
    </style:style>
    <style:style style:name="ro6" style:family="table-row">
      <style:table-row-properties style:row-height="0.547cm" fo:break-before="auto" style:use-optimal-row-height="true"/>
    </style:style>
    <style:style style:name="ro7" style:family="table-row">
      <style:table-row-properties style:row-height="2.928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number-columns-repeated="2" table:default-cell-style-name="Default"/>
        <table:table-row table:style-name="ro1">
          <table:table-cell office:value-type="string">
            <text:p>Japanese_line</text:p>
          </table:table-cell>
          <table:table-cell office:value-type="string">
            <text:p>English_line</text:p>
          </table:table-cell>
        </table:table-row>
        <table:table-row table:style-name="ro1">
          <table:table-cell office:value-type="string">
            <text:p>パチンコ屋殺人事件</text:p>
          </table:table-cell>
          <table:table-cell/>
        </table:table-row>
        <table:table-row table:style-name="ro1">
          <table:table-cell office:value-type="string">
            <text:p>ある雨の日、早朝のパチンコ店、「銀玉会館」に血まみれの男女が倒れているのが発見される。</text:p>
          </table:table-cell>
          <table:table-cell/>
        </table:table-row>
        <table:table-row table:style-name="ro1">
          <table:table-cell office:value-type="string">
            <text:p>＃１ パチンコ屋殺人事件</text:p>
          </table:table-cell>
          <table:table-cell/>
        </table:table-row>
        <table:table-row table:style-name="ro1">
          <table:table-cell office:value-type="string">
            <text:p>被害者は…</text:p>
          </table:table-cell>
          <table:table-cell/>
        </table:table-row>
        <table:table-row table:style-name="ro1">
          <table:table-cell office:value-type="string">
            <text:p>…殺された</text:p>
          </table:table-cell>
          <table:table-cell/>
        </table:table-row>
        <table:table-row table:style-name="ro1">
          <table:table-cell office:value-type="string">
            <text:p>パチパラ町のある地域では再開発が行われている</text:p>
          </table:table-cell>
          <table:table-cell/>
        </table:table-row>
        <table:table-row table:style-name="ro1">
          <table:table-cell office:value-type="string">
            <text:p>パチパラ町の地価は高騰している</text:p>
          </table:table-cell>
          <table:table-cell/>
        </table:table-row>
        <table:table-row table:style-name="ro1">
          <table:table-cell office:value-type="string">
            <text:p>被害者の名前は新川</text:p>
          </table:table-cell>
          <table:table-cell/>
        </table:table-row>
        <table:table-row table:style-name="ro1">
          <table:table-cell office:value-type="string">
            <text:p>被害者新川は、土地ブローカー岩田の手下である</text:p>
          </table:table-cell>
          <table:table-cell/>
        </table:table-row>
        <table:table-row table:style-name="ro1">
          <table:table-cell office:value-type="string">
            <text:p>パチパラ町の住人はパチパラ町を離れられない</text:p>
          </table:table-cell>
          <table:table-cell/>
        </table:table-row>
        <table:table-row table:style-name="ro1">
          <table:table-cell office:value-type="string">
            <text:p>パチパラ町の住人は脅迫を受けていた</text:p>
          </table:table-cell>
          <table:table-cell/>
        </table:table-row>
        <table:table-row table:style-name="ro1">
          <table:table-cell office:value-type="string">
            <text:p>パチパラ町の住人は立ち退きに抵抗していた</text:p>
          </table:table-cell>
          <table:table-cell/>
        </table:table-row>
        <table:table-row table:style-name="ro2">
          <table:table-cell office:value-type="string">
            <text:p>パチンコ屋殺人は、土地ブローカー殺人と</text:p>
            <text:p>関連性がある</text:p>
          </table:table-cell>
          <table:table-cell/>
        </table:table-row>
        <table:table-row table:style-name="ro1">
          <table:table-cell office:value-type="string">
            <text:p>殺人現場は銀玉会館というパチンコ店</text:p>
          </table:table-cell>
          <table:table-cell/>
        </table:table-row>
        <table:table-row table:style-name="ro1">
          <table:table-cell office:value-type="string">
            <text:p>紀子の証言では、複数人の犯行</text:p>
          </table:table-cell>
          <table:table-cell/>
        </table:table-row>
        <table:table-row table:style-name="ro1">
          <table:table-cell office:value-type="string">
            <text:p>榎本は事件当日ラジオ体操を休んだ</text:p>
          </table:table-cell>
          <table:table-cell/>
        </table:table-row>
        <table:table-row table:style-name="ro1">
          <table:table-cell office:value-type="string">
            <text:p>榎本はラジオ体操を休んでいないと証言した</text:p>
          </table:table-cell>
          <table:table-cell/>
        </table:table-row>
        <table:table-row table:style-name="ro3">
          <table:table-cell office:value-type="string">
            <text:p>高騰しつづけるパチパラ町の土地</text:p>
            <text:p>を買い上げようとする土地ブロー</text:p>
            <text:p>カー岩田の部下である新川は、住</text:p>
            <text:p>人に脅迫めいた立ち退き要求をし</text:p>
            <text:p>ていた。</text:p>
            <text:p>追い詰められたパチパラ町の住人</text:p>
            <text:p>はこれに抵抗し、新川をだまして</text:p>
            <text:p>早朝の銀玉会館におびき寄せ、殺</text:p>
            <text:p>害した。</text:p>
          </table:table-cell>
          <table:table-cell/>
        </table:table-row>
        <table:table-row table:style-name="ro1">
          <table:table-cell office:value-type="string">
            <text:p>土地ブローカーの一味であった新川はパチパラ町の住人に对して脅迫まがいの立ち退き要求をしていた。</text:p>
          </table:table-cell>
          <table:table-cell/>
        </table:table-row>
        <table:table-row table:style-name="ro2">
          <table:table-cell office:value-type="string">
            <text:p>これに身の危険を感じた住人は、新川をだまして銀玉会館におびき寄せ、殺害したと思われ</text:p>
            <text:p>る。</text:p>
          </table:table-cell>
          <table:table-cell/>
        </table:table-row>
        <table:table-row table:style-name="ro2">
          <table:table-cell office:value-type="string">
            <text:p>「パチパラ町の交番で</text:p>
            <text:p><text:s/>この話をしてみよう…」</text:p>
          </table:table-cell>
          <table:table-cell/>
        </table:table-row>
        <table:table-row table:style-name="ro1">
          <table:table-cell office:value-type="string">
            <text:p>ミヨちゃん行方不明事件</text:p>
          </table:table-cell>
          <table:table-cell/>
        </table:table-row>
        <table:table-row table:style-name="ro1">
          <table:table-cell office:value-type="string">
            <text:p>殺人犯の疑いを晴らすため、目擊者と思われるタバコ屋のミヨちゃんに話を聞こうとする。しかしミヨちゃんの行方が分からない…</text:p>
          </table:table-cell>
          <table:table-cell/>
        </table:table-row>
        <table:table-row table:style-name="ro1">
          <table:table-cell office:value-type="string">
            <text:p>＃２ ミヨちゃん行方不明事件</text:p>
          </table:table-cell>
          <table:table-cell/>
        </table:table-row>
        <table:table-row table:style-name="ro1">
          <table:table-cell office:value-type="string">
            <text:p>タバコ屋のミヨちゃんが見あたらない</text:p>
          </table:table-cell>
          <table:table-cell/>
        </table:table-row>
        <table:table-row table:style-name="ro1">
          <table:table-cell office:value-type="string">
            <text:p>ミヨちゃんの居場所は…</text:p>
          </table:table-cell>
          <table:table-cell/>
        </table:table-row>
        <table:table-row table:style-name="ro1">
          <table:table-cell office:value-type="string">
            <text:p>お好み焼き屋店主の言動が怪しい</text:p>
          </table:table-cell>
          <table:table-cell/>
        </table:table-row>
        <table:table-row table:style-name="ro1">
          <table:table-cell office:value-type="string">
            <text:p>カンナのそぶりが怪しい</text:p>
          </table:table-cell>
          <table:table-cell/>
        </table:table-row>
        <table:table-row table:style-name="ro1">
          <table:table-cell office:value-type="string">
            <text:p>ミヨは外食に行っている</text:p>
          </table:table-cell>
          <table:table-cell/>
        </table:table-row>
        <table:table-row table:style-name="ro1">
          <table:table-cell office:value-type="string">
            <text:p>ミヨの母親はスナックめぐみのママ</text:p>
          </table:table-cell>
          <table:table-cell/>
        </table:table-row>
        <table:table-row table:style-name="ro4">
          <table:table-cell office:value-type="string">
            <text:p>ミヨは容疑者である自分との接触</text:p>
            <text:p>を避けさせようと、お好み焼き屋</text:p>
            <text:p>の店主とカンナによって、お好み</text:p>
            <text:p>焼き屋店内にかくまわれていた。</text:p>
          </table:table-cell>
          <table:table-cell/>
        </table:table-row>
        <table:table-row table:style-name="ro5">
          <table:table-cell office:value-type="string">
            <text:p>ミヨは、祖母（タバコ屋のおばあちゃん）、</text:p>
            <text:p>母（スナックのママ）の証言では、お好み焼き</text:p>
            <text:p>屋に出かけたとのこと。</text:p>
          </table:table-cell>
          <table:table-cell/>
        </table:table-row>
        <table:table-row table:style-name="ro5">
          <table:table-cell office:value-type="string">
            <text:p>お好み焼き屋店主とミヨの友人カンナの挙動が</text:p>
            <text:p>怪しいところを見ると、ミヨはお好み焼き屋</text:p>
            <text:p>店内にかくまわれている可能性が高い。</text:p>
          </table:table-cell>
          <table:table-cell/>
        </table:table-row>
        <table:table-row table:style-name="ro2">
          <table:table-cell office:value-type="string">
            <text:p>「お好み焼き屋のおばちゃんに</text:p>
            <text:p><text:s/>推理をぶつけてみよう…」</text:p>
          </table:table-cell>
          <table:table-cell/>
        </table:table-row>
        <table:table-row table:style-name="ro1">
          <table:table-cell office:value-type="string">
            <text:p>ホステス親子の失踪</text:p>
          </table:table-cell>
          <table:table-cell/>
        </table:table-row>
        <table:table-row table:style-name="ro1">
          <table:table-cell office:value-type="string">
            <text:p>スナックめぐみにコワモテの男がホステスとして慟くあけみを訪ねてくる。あけみはその日、店には来ておらず、男と会うことはなかった。しかし、その日からあけみと彼女の娘のかずみの行方が分からなくなってしまった。</text:p>
          </table:table-cell>
          <table:table-cell/>
        </table:table-row>
        <table:table-row table:style-name="ro1">
          <table:table-cell office:value-type="string">
            <text:p>＃６ ホステス親子の失踪</text:p>
          </table:table-cell>
          <table:table-cell/>
        </table:table-row>
        <table:table-row table:style-name="ro1">
          <table:table-cell office:value-type="string">
            <text:p>ホステス親子の行方が分からない</text:p>
          </table:table-cell>
          <table:table-cell/>
        </table:table-row>
        <table:table-row table:style-name="ro1">
          <table:table-cell office:value-type="string">
            <text:p>ホステス親子の居場所は…</text:p>
          </table:table-cell>
          <table:table-cell/>
        </table:table-row>
        <table:table-row table:style-name="ro1">
          <table:table-cell office:value-type="string">
            <text:p>コワモテの男があけみを訪ねてきた</text:p>
          </table:table-cell>
          <table:table-cell/>
        </table:table-row>
        <table:table-row table:style-name="ro1">
          <table:table-cell office:value-type="string">
            <text:p>ふたりの生活はあまり楽ではなかった</text:p>
          </table:table-cell>
          <table:table-cell/>
        </table:table-row>
        <table:table-row table:style-name="ro1">
          <table:table-cell office:value-type="string">
            <text:p>かずみは女の子より男の子と仲がいい</text:p>
          </table:table-cell>
          <table:table-cell/>
        </table:table-row>
        <table:table-row table:style-name="ro1">
          <table:table-cell office:value-type="string">
            <text:p>かずみはあけみに不満そうだった</text:p>
          </table:table-cell>
          <table:table-cell/>
        </table:table-row>
        <table:table-row table:style-name="ro1">
          <table:table-cell office:value-type="string">
            <text:p>堤防であけみは男の子と一緒だった</text:p>
          </table:table-cell>
          <table:table-cell/>
        </table:table-row>
        <table:table-row table:style-name="ro1">
          <table:table-cell office:value-type="string">
            <text:p>かずみは男の子に一目置かれていた</text:p>
          </table:table-cell>
          <table:table-cell/>
        </table:table-row>
        <table:table-row table:style-name="ro1">
          <table:table-cell office:value-type="string">
            <text:p>かずみは女の子に好かれていない</text:p>
          </table:table-cell>
          <table:table-cell/>
        </table:table-row>
        <table:table-row table:style-name="ro1">
          <table:table-cell office:value-type="string">
            <text:p>かずみはかくれんぼが得意だった</text:p>
          </table:table-cell>
          <table:table-cell/>
        </table:table-row>
        <table:table-row table:style-name="ro1">
          <table:table-cell office:value-type="string">
            <text:p>あけみは今回の事態を以前から予想していた？</text:p>
          </table:table-cell>
          <table:table-cell/>
        </table:table-row>
        <table:table-row table:style-name="ro2">
          <table:table-cell office:value-type="string">
            <text:p>堤防でのかくれんぼで、</text:p>
            <text:p>かずみが隠れたのはドラム缶の陰</text:p>
          </table:table-cell>
          <table:table-cell/>
        </table:table-row>
        <table:table-row table:style-name="ro2">
          <table:table-cell office:value-type="string">
            <text:p>ヤクザの親分の娘であったあけみは、父親に息子のかずやを組の後継ぎに取られないよう、かずやを女の子と偽って生活していた。</text:p>
            <text:p>しかし、それでもパチパラ町に迫った父親の手から身を隠すため、ふたりは堤防のドラム缶の陰に身を隠していた。</text:p>
          </table:table-cell>
          <table:table-cell/>
        </table:table-row>
        <table:table-row table:style-name="ro1">
          <table:table-cell office:value-type="string">
            <text:p>かずみは男の子とは仲が良く、男の子同士のように付き合っている。しかし、女の子とあまりうまくいっていない。</text:p>
          </table:table-cell>
          <table:table-cell/>
        </table:table-row>
        <table:table-row table:style-name="ro1">
          <table:table-cell office:value-type="string">
            <text:p>また、堤防で目擊されたあけみは男の子を連れており、かずみが以前にかくれんぼで隠れた堤防のドラム缶の陰に、現在は口の悪い男の子が隠れている。</text:p>
          </table:table-cell>
          <table:table-cell/>
        </table:table-row>
        <table:table-row table:style-name="ro1">
          <table:table-cell office:value-type="string">
            <text:p>実は、かずみは女の子ではなく、本当は口の悪い男の子なのではないか？</text:p>
          </table:table-cell>
          <table:table-cell/>
        </table:table-row>
        <table:table-row table:style-name="ro1">
          <table:table-cell office:value-type="string">
            <text:p>例の場所を探せ</text:p>
          </table:table-cell>
          <table:table-cell/>
        </table:table-row>
        <table:table-row table:style-name="ro1">
          <table:table-cell office:value-type="string">
            <text:p>秘密のトイレ店で買物をするが、品物をその場では渡してもらえなかった。品物を受け取るためには“例の場所”を探さなくてはならない。</text:p>
          </table:table-cell>
          <table:table-cell/>
        </table:table-row>
        <table:table-row table:style-name="ro1">
          <table:table-cell office:value-type="string">
            <text:p>＃７ 例の場所とは、いったいどこなのか？</text:p>
          </table:table-cell>
          <table:table-cell/>
        </table:table-row>
        <table:table-row table:style-name="ro1">
          <table:table-cell office:value-type="string">
            <text:p>例の場所は…</text:p>
          </table:table-cell>
          <table:table-cell/>
        </table:table-row>
        <table:table-row table:style-name="ro1">
          <table:table-cell office:value-type="string">
            <text:p>…のようだ</text:p>
          </table:table-cell>
          <table:table-cell/>
        </table:table-row>
        <table:table-row table:style-name="ro2">
          <table:table-cell office:value-type="string">
            <text:p>$cr海の湯の番台のおばちゃん「$ci神$cr山ヨネ子」に</text:p>
            <text:p>例の場所を尋ねると派出所の警官を紹介された</text:p>
          </table:table-cell>
          <table:table-cell/>
        </table:table-row>
        <table:table-row table:style-name="ro2">
          <table:table-cell office:value-type="string">
            <text:p>$cr大海神社の神主「$ci社$cr龍之介」に例の場所を</text:p>
            <text:p>尋ねると、知らないと答えられた</text:p>
          </table:table-cell>
          <table:table-cell/>
        </table:table-row>
        <table:table-row table:style-name="ro6">
          <table:table-cell office:value-type="string">
            <text:p>$crキッチンたまのシェフ「$ci野$cr上幸三」に例の場所を尋ねると、アパートの住人を紹介された</text:p>
          </table:table-cell>
          <table:table-cell/>
        </table:table-row>
        <table:table-row table:style-name="ro2">
          <table:table-cell office:value-type="string">
            <text:p>$cr大海病院の「$ciサイ$crモン院長」に例の場所を</text:p>
            <text:p>尋ねると、番台のおばちゃんを紹介された</text:p>
          </table:table-cell>
          <table:table-cell/>
        </table:table-row>
        <table:table-row table:style-name="ro6">
          <table:table-cell office:value-type="string">
            <text:p>$cr大海町派出所の警官「$ci銭$cr型栄治」に例の場所を尋ねると、レストランのシェフを紹介された</text:p>
          </table:table-cell>
          <table:table-cell/>
        </table:table-row>
        <table:table-row table:style-name="ro2">
          <table:table-cell office:value-type="string">
            <text:p>$cr情報屋「$ci箱$cr崎武雄」に例の場所を聞くと</text:p>
            <text:p>俺が最後だと言われた</text:p>
          </table:table-cell>
          <table:table-cell/>
        </table:table-row>
        <table:table-row table:style-name="ro6">
          <table:table-cell office:value-type="string">
            <text:p>$crダンボールに住む「$ci野中$cr靖男」に例の場所を聞くと、大海神社の神主を紹介された</text:p>
          </table:table-cell>
          <table:table-cell/>
        </table:table-row>
        <table:table-row table:style-name="ro5">
          <table:table-cell office:value-type="string">
            <text:p>話しを聞いた人の名前をつなぎ合わせると、なんとなく答えが見えてくる気がする。</text:p>
            <text:p>「$ci神$cr〮$ci社$cr〮$ci野$cr〮$ciサイ$cr〮$ci銭$cr〮$ci箱$cr〮$ci野中$cr」</text:p>
            <text:p>“例の場所”まではもう少しでたどりつけそうだ。</text:p>
          </table:table-cell>
          <table:table-cell/>
        </table:table-row>
        <table:table-row table:style-name="ro5">
          <table:table-cell office:value-type="string">
            <text:p>話しを聞いた人の名前をつなぎ合わせることで答えが見えた。</text:p>
            <text:p>「$ci神$cr〮$ci社$cr〮$ci野$cr〮$ciサイ$cr〮$ci銭$cr〮$ci箱$cr〮$ci野中$cr」</text:p>
            <text:p>神社の賽銭箱の中が“例の場所”であり、中には買った商品が入っていた。</text:p>
          </table:table-cell>
          <table:table-cell/>
        </table:table-row>
        <table:table-row table:style-name="ro1">
          <table:table-cell office:value-type="string">
            <text:p>覗き魔は誰だ</text:p>
          </table:table-cell>
          <table:table-cell/>
        </table:table-row>
        <table:table-row table:style-name="ro2">
          <table:table-cell office:value-type="string">
            <text:p>銭湯の女湯が何者かに覗かれている、という女性が現れ、番台のおばちゃんが困っている。</text:p>
            <text:p>一体誰が、覗きという悪質な犯罪を犯したのか…その犯人に迫る！</text:p>
          </table:table-cell>
          <table:table-cell/>
        </table:table-row>
        <table:table-row table:style-name="ro1">
          <table:table-cell office:value-type="string">
            <text:p>＃９ 女湯を覗いていたのは誰なのか？</text:p>
          </table:table-cell>
          <table:table-cell/>
        </table:table-row>
        <table:table-row table:style-name="ro1">
          <table:table-cell office:value-type="string">
            <text:p>女湯を覗いていたのは…</text:p>
          </table:table-cell>
          <table:table-cell/>
        </table:table-row>
        <table:table-row table:style-name="ro1">
          <table:table-cell office:value-type="string">
            <text:p>野良猫だった可能性が考えられる</text:p>
          </table:table-cell>
          <table:table-cell/>
        </table:table-row>
        <table:table-row table:style-name="ro1">
          <table:table-cell office:value-type="string">
            <text:p>写真屋の主人だった可能性が考えられる</text:p>
          </table:table-cell>
          <table:table-cell/>
        </table:table-row>
        <table:table-row table:style-name="ro6">
          <table:table-cell office:value-type="string">
            <text:p>１０１号室の野原くんである可能性が考えられるIt may have been Nohara-kun from room 101.</text:p>
          </table:table-cell>
          <table:table-cell/>
        </table:table-row>
        <table:table-row table:style-name="ro1">
          <table:table-cell office:value-type="string">
            <text:p>実は狂言だった可能性が考えられる</text:p>
          </table:table-cell>
          <table:table-cell/>
        </table:table-row>
        <table:table-row table:style-name="ro1">
          <table:table-cell office:value-type="string">
            <text:p>女湯から見える窓の外で、何かが光った</text:p>
          </table:table-cell>
          <table:table-cell/>
        </table:table-row>
        <table:table-row table:style-name="ro2">
          <table:table-cell office:value-type="string">
            <text:p>洞口明子は思い込みが激しく、</text:p>
            <text:p>思い立ったら突っ走ってしまう性格である</text:p>
          </table:table-cell>
          <table:table-cell/>
        </table:table-row>
        <table:table-row table:style-name="ro2">
          <table:table-cell office:value-type="string">
            <text:p>洞口明子は「ほらふき」として、</text:p>
            <text:p>彼女の家の周りでは通っている</text:p>
          </table:table-cell>
          <table:table-cell/>
        </table:table-row>
        <table:table-row table:style-name="ro2">
          <table:table-cell office:value-type="string">
            <text:p>事件の数日前に、神社の奥でゴソゴソと</text:p>
            <text:p>動いている人影を見た</text:p>
          </table:table-cell>
          <table:table-cell/>
        </table:table-row>
        <table:table-row table:style-name="ro2">
          <table:table-cell office:value-type="string">
            <text:p>神社の屋根に取り付けられた反射鏡は</text:p>
            <text:p>人為的的に取り付けられたものであった</text:p>
          </table:table-cell>
          <table:table-cell/>
        </table:table-row>
        <table:table-row table:style-name="ro2">
          <table:table-cell office:value-type="string">
            <text:p>ネコが銭湯の塀を走り去って行った</text:p>
            <text:p>そのネコの目は、キラリと光っている</text:p>
          </table:table-cell>
          <table:table-cell/>
        </table:table-row>
        <table:table-row table:style-name="ro2">
          <table:table-cell office:value-type="string">
            <text:p>神社の屋根に、反射板があり</text:p>
            <text:p>角度によっては女湯を覗ける可能性がある</text:p>
          </table:table-cell>
          <table:table-cell/>
        </table:table-row>
        <table:table-row table:style-name="ro2">
          <table:table-cell office:value-type="string">
            <text:p>銭湯の覗き事件が起きたときに、</text:p>
            <text:p>小暮さんが自宅にいたアリバイは無い</text:p>
          </table:table-cell>
          <table:table-cell/>
        </table:table-row>
        <table:table-row table:style-name="ro2">
          <table:table-cell office:value-type="string">
            <text:p>神社の奥の方で、ゴソゴソ動いていた人影は</text:p>
            <text:p>小暮さんではなかった</text:p>
          </table:table-cell>
          <table:table-cell/>
        </table:table-row>
        <table:table-row table:style-name="ro2">
          <table:table-cell office:value-type="string">
            <text:p>１０１号室の野原クンの部屋の前のゴミ袋に</text:p>
            <text:p>海の湯の見取り図が入っていた</text:p>
          </table:table-cell>
          <table:table-cell/>
        </table:table-row>
        <table:table-row table:style-name="ro2">
          <table:table-cell office:value-type="string">
            <text:p>１０１号室の野原クンはカメラマニアで</text:p>
            <text:p>部屋にはずらりとカメラが並んでいた</text:p>
          </table:table-cell>
          <table:table-cell/>
        </table:table-row>
        <table:table-row table:style-name="ro1">
          <table:table-cell office:value-type="string">
            <text:p>１０１号室の野原クンの言動が不自然である</text:p>
          </table:table-cell>
          <table:table-cell/>
        </table:table-row>
        <table:table-row table:style-name="ro1">
          <table:table-cell office:value-type="string">
            <text:p>暗闇の中に見えた光は、猫の目が光に反射して光ったもので、塀の上を一目散に逃げて行った樣子を見る限り、女湯を覗いた犯人はおらず、ただネコの目が光ったのを見た可能性が高い。</text:p>
          </table:table-cell>
          <table:table-cell/>
        </table:table-row>
        <table:table-row table:style-name="ro1">
          <table:table-cell office:value-type="string">
            <text:p>暗闇の中に見えた光は、人が神社の屋根に取り付けられた反射板であること、写真屋の小暮にアリバイがないことからして、女湯を覗いた犯人は写真屋の主人である可能性が高い。</text:p>
          </table:table-cell>
          <table:table-cell/>
        </table:table-row>
        <table:table-row table:style-name="ro1">
          <table:table-cell office:value-type="string">
            <text:p>アパートの１０１号室の男性の部屋前のゴミ袋から銭湯の見取り図が発見されたこと、男性は盆踊り会場を部屋から覗いていたことから、女湯を覗いていた可能性が高い。</text:p>
          </table:table-cell>
          <table:table-cell/>
        </table:table-row>
        <table:table-row table:style-name="ro1">
          <table:table-cell office:value-type="string">
            <text:p>女湯を覗いている、と言ってきた女性の家の近所の人が言うには彼女は「ほらふき」らしい。また、思い込みが強い性格からして、実は、女湯の覗き自体が狂言である可能性が高い。</text:p>
          </table:table-cell>
          <table:table-cell/>
        </table:table-row>
        <table:table-row table:style-name="ro5">
          <table:table-cell office:value-type="string">
            <text:p>女湯を覗いていた犯人は、実はどこにもいなかった。</text:p>
            <text:p>ことの発端となった女性宅の周辺では、彼女は「ほらふきのホラグチ」として有名で、同じような狂言事件を過去に３度も起こしてもいた。</text:p>
            <text:p>尚、事件の真相にたどりついたときにはすでに「洞口明子」は姿を消し行方知れずである。</text:p>
          </table:table-cell>
          <table:table-cell/>
        </table:table-row>
        <table:table-row table:style-name="ro1">
          <table:table-cell office:value-type="string">
            <text:p>ラジオ体操指導員他殺疑惑</text:p>
          </table:table-cell>
          <table:table-cell/>
        </table:table-row>
        <table:table-row table:style-name="ro1">
          <table:table-cell office:value-type="string">
            <text:p>ラジオ体操指導員の柳田が自殺した。しかし彼の親友と名乗る男、黒崎は柳田が自殺するはずないと言う。柳田は自殺か、他殺か…？</text:p>
          </table:table-cell>
          <table:table-cell/>
        </table:table-row>
        <table:table-row table:style-name="ro1">
          <table:table-cell office:value-type="string">
            <text:p>＃３ ラジオ体操指導員他殺疑惑</text:p>
          </table:table-cell>
          <table:table-cell/>
        </table:table-row>
        <table:table-row table:style-name="ro1">
          <table:table-cell office:value-type="string">
            <text:p>ラジオ体操指導員の柳田は…</text:p>
          </table:table-cell>
          <table:table-cell/>
        </table:table-row>
        <table:table-row table:style-name="ro1">
          <table:table-cell office:value-type="string">
            <text:p>…だから「自殺」だ</text:p>
          </table:table-cell>
          <table:table-cell/>
        </table:table-row>
        <table:table-row table:style-name="ro1">
          <table:table-cell office:value-type="string">
            <text:p>…だから「他殺」だ</text:p>
          </table:table-cell>
          <table:table-cell/>
        </table:table-row>
        <table:table-row table:style-name="ro1">
          <table:table-cell office:value-type="string">
            <text:p>柳田は悩んでいる樣子だった</text:p>
          </table:table-cell>
          <table:table-cell/>
        </table:table-row>
        <table:table-row table:style-name="ro1">
          <table:table-cell office:value-type="string">
            <text:p>柳田は給料を前借りしていた</text:p>
          </table:table-cell>
          <table:table-cell/>
        </table:table-row>
        <table:table-row table:style-name="ro1">
          <table:table-cell office:value-type="string">
            <text:p>柳田と黒崎は親友</text:p>
          </table:table-cell>
          <table:table-cell/>
        </table:table-row>
        <table:table-row table:style-name="ro1">
          <table:table-cell office:value-type="string">
            <text:p>柳田はパチンコ「ベリーラッキー」の常連</text:p>
          </table:table-cell>
          <table:table-cell/>
        </table:table-row>
        <table:table-row table:style-name="ro1">
          <table:table-cell office:value-type="string">
            <text:p>柳田は沙織を愛していた</text:p>
          </table:table-cell>
          <table:table-cell/>
        </table:table-row>
        <table:table-row table:style-name="ro1">
          <table:table-cell office:value-type="string">
            <text:p>柳田は每朝ジョギングをしていた</text:p>
          </table:table-cell>
          <table:table-cell/>
        </table:table-row>
        <table:table-row table:style-name="ro2">
          <table:table-cell office:value-type="string">
            <text:p>ラジオ体操指導員、柳田の死は自</text:p>
            <text:p>殺とは言い切れない。</text:p>
          </table:table-cell>
          <table:table-cell/>
        </table:table-row>
        <table:table-row table:style-name="ro5">
          <table:table-cell office:value-type="string">
            <text:p>柳田は自殺ではなく、他殺の可能性がある。</text:p>
            <text:p>彼には「沙織」という、想いを寄せている</text:p>
            <text:p>女性がいた。</text:p>
          </table:table-cell>
          <table:table-cell/>
        </table:table-row>
        <table:table-row table:style-name="ro2">
          <table:table-cell office:value-type="string">
            <text:p>柳田は、死の前日に彼女と食事に行く約束を取り付けている。</text:p>
            <text:p>自殺をしようとする者の行動としては不自然である。</text:p>
          </table:table-cell>
          <table:table-cell/>
        </table:table-row>
        <table:table-row table:style-name="ro2">
          <table:table-cell office:value-type="string">
            <text:p>柳田はやはり自殺である。彼はパチンコが</text:p>
            <text:p>好きで、会社から給料を前借りしていた。</text:p>
          </table:table-cell>
          <table:table-cell/>
        </table:table-row>
        <table:table-row table:style-name="ro2">
          <table:table-cell office:value-type="string">
            <text:p>遊ぶ金欲しさに犯行を犯し、事件後に後悔して</text:p>
            <text:p>自殺に及んだのではないだろうか。</text:p>
          </table:table-cell>
          <table:table-cell/>
        </table:table-row>
        <table:table-row table:style-name="ro2">
          <table:table-cell office:value-type="string">
            <text:p>「大海町の交番にいる三上刑事に</text:p>
            <text:p><text:s/>この話をしてみよう…」</text:p>
          </table:table-cell>
          <table:table-cell/>
        </table:table-row>
        <table:table-row table:style-name="ro1">
          <table:table-cell office:value-type="string">
            <text:p>パチンコ屋のペンキ職人</text:p>
          </table:table-cell>
          <table:table-cell/>
        </table:table-row>
        <table:table-row table:style-name="ro7">
          <table:table-cell office:value-type="string">
            <text:p>パチンコ店「ベリーラッキー」の</text:p>
            <text:p>パチンコ台のハンドルに、ペンキ</text:p>
            <text:p>が塗られるといういたずらが続発</text:p>
            <text:p>する。</text:p>
            <text:p>一体、誰が何の目的でいたずらを</text:p>
            <text:p>行っているのか？</text:p>
          </table:table-cell>
          <table:table-cell/>
        </table:table-row>
        <table:table-row table:style-name="ro1">
          <table:table-cell office:value-type="string">
            <text:p>＃８ ペンキ塗りのいたずらの犯人は？</text:p>
          </table:table-cell>
          <table:table-cell/>
        </table:table-row>
        <table:table-row table:style-name="ro1">
          <table:table-cell office:value-type="string">
            <text:p>いたずらの犯人は…</text:p>
          </table:table-cell>
          <table:table-cell/>
        </table:table-row>
        <table:table-row table:style-name="ro1">
          <table:table-cell office:value-type="string">
            <text:p>板ばさみにあう夫に違いない！</text:p>
          </table:table-cell>
          <table:table-cell/>
        </table:table-row>
        <table:table-row table:style-name="ro1">
          <table:table-cell office:value-type="string">
            <text:p>板ばさみにあう夫は何も見ていない</text:p>
          </table:table-cell>
          <table:table-cell/>
        </table:table-row>
        <table:table-row table:style-name="ro1">
          <table:table-cell office:value-type="string">
            <text:p>気難しい姑は何も見ていない</text:p>
          </table:table-cell>
          <table:table-cell/>
        </table:table-row>
        <table:table-row table:style-name="ro1">
          <table:table-cell office:value-type="string">
            <text:p>休日を満喫する嫁は何も見ていない</text:p>
          </table:table-cell>
          <table:table-cell/>
        </table:table-row>
        <table:table-row table:style-name="ro1">
          <table:table-cell office:value-type="string">
            <text:p>犯人はパチンコ界に風穴を開けた</text:p>
          </table:table-cell>
          <table:table-cell/>
        </table:table-row>
        <table:table-row table:style-name="ro1">
          <table:table-cell office:value-type="string">
            <text:p>板ばさみにあう夫は評論家に共感していた</text:p>
          </table:table-cell>
          <table:table-cell/>
        </table:table-row>
        <table:table-row table:style-name="ro1">
          <table:table-cell office:value-type="string">
            <text:p>気難しい姑は評論家に反発していた</text:p>
          </table:table-cell>
          <table:table-cell/>
        </table:table-row>
        <table:table-row table:style-name="ro2">
          <table:table-cell office:value-type="string">
            <text:p>休日を満喫する嫁は評論家に</text:p>
            <text:p>ウンザリしていた</text:p>
          </table:table-cell>
          <table:table-cell/>
        </table:table-row>
        <table:table-row table:style-name="ro1">
          <table:table-cell office:value-type="string">
            <text:p>金曜日は誰も止めてくれなかった</text:p>
          </table:table-cell>
          <table:table-cell/>
        </table:table-row>
        <table:table-row table:style-name="ro1">
          <table:table-cell office:value-type="string">
            <text:p>火曜日は隣の客が止めてくれた</text:p>
          </table:table-cell>
          <table:table-cell/>
        </table:table-row>
        <table:table-row table:style-name="ro1">
          <table:table-cell office:value-type="string">
            <text:p>日曜日は隣の客が止めてくれた</text:p>
          </table:table-cell>
          <table:table-cell/>
        </table:table-row>
        <table:table-row table:style-name="ro2">
          <table:table-cell office:value-type="string">
            <text:p>金曜日、隣の台には</text:p>
            <text:p>板ばさみにあう夫が座っていた</text:p>
          </table:table-cell>
          <table:table-cell/>
        </table:table-row>
        <table:table-row table:style-name="ro2">
          <table:table-cell office:value-type="string">
            <text:p>火曜日、隣の台には</text:p>
            <text:p>気難しい姑が座っていた</text:p>
          </table:table-cell>
          <table:table-cell/>
        </table:table-row>
        <table:table-row table:style-name="ro2">
          <table:table-cell office:value-type="string">
            <text:p>日曜日、隣の台には</text:p>
            <text:p>休日を満喫する嫁が座っていた</text:p>
          </table:table-cell>
          <table:table-cell/>
        </table:table-row>
        <table:table-row table:style-name="ro1">
          <table:table-cell office:value-type="string">
            <text:p>事件の犯人は隣の台に座っていた客「板ばさみにあう夫」だった。男は嫁姑の関係に悩んでおり、犯行を重ねることで気を紛らわせていた。</text:p>
          </table:table-cell>
          <table:table-cell/>
        </table:table-row>
        <table:table-row table:style-name="ro1">
          <table:table-cell office:value-type="string">
            <text:p>「板ばさみにあう夫」はいたずらされている台の隣にいながら、被害に遭う客を止めようともしていなかった。</text:p>
          </table:table-cell>
          <table:table-cell/>
        </table:table-row>
        <table:table-row table:style-name="ro1">
          <table:table-cell office:value-type="string">
            <text:p>また、パチンコ評論家が犯人の犯行を誉めるのを聞いて、自らも犯人を誉め、なおかつ嬉しそうにしていた。</text:p>
          </table:table-cell>
          <table:table-cell/>
        </table:table-row>
        <table:table-row table:style-name="ro1">
          <table:table-cell office:value-type="string">
            <text:p>パチンコ台のハンドルにペンキを塗るいたずらの犯人は、もしや「板ばさみにあう夫」なのではないか…</text:p>
          </table:table-cell>
          <table:table-cell/>
        </table:table-row>
        <table:table-row table:style-name="ro1">
          <table:table-cell office:value-type="string">
            <text:p>土地ブローカー殺害事件</text:p>
          </table:table-cell>
          <table:table-cell/>
        </table:table-row>
        <table:table-row table:style-name="ro2">
          <table:table-cell office:value-type="string">
            <text:p>土地ブローカーの岩田の死体が出玉町の工事現場で見つかった。</text:p>
            <text:p>岩田は「食通の渡会」を名乗っていた人物である。</text:p>
          </table:table-cell>
          <table:table-cell/>
        </table:table-row>
        <table:table-row table:style-name="ro1">
          <table:table-cell office:value-type="string">
            <text:p>＃４ 土地ブローカー殺害事件</text:p>
          </table:table-cell>
          <table:table-cell/>
        </table:table-row>
        <table:table-row table:style-name="ro1">
          <table:table-cell office:value-type="string">
            <text:p>岩田は…</text:p>
          </table:table-cell>
          <table:table-cell/>
        </table:table-row>
        <table:table-row table:style-name="ro1">
          <table:table-cell office:value-type="string">
            <text:p>…殺された</text:p>
          </table:table-cell>
          <table:table-cell/>
        </table:table-row>
        <table:table-row table:style-name="ro1">
          <table:table-cell office:value-type="string">
            <text:p>岩田は土地ブローカーである</text:p>
          </table:table-cell>
          <table:table-cell/>
        </table:table-row>
        <table:table-row table:style-name="ro1">
          <table:table-cell office:value-type="string">
            <text:p>岩田は「食通の渡会」を名乗っていた</text:p>
          </table:table-cell>
          <table:table-cell/>
        </table:table-row>
        <table:table-row table:style-name="ro1">
          <table:table-cell office:value-type="string">
            <text:p>岩田の死体は出玉町の工事現場で発見された</text:p>
          </table:table-cell>
          <table:table-cell/>
        </table:table-row>
        <table:table-row table:style-name="ro1">
          <table:table-cell office:value-type="string">
            <text:p>岩田の推定死亡時刻は８〯３０〜９〯００</text:p>
          </table:table-cell>
          <table:table-cell/>
        </table:table-row>
        <table:table-row table:style-name="ro1">
          <table:table-cell office:value-type="string">
            <text:p>凶器は銳利な刃物 発見されていない</text:p>
          </table:table-cell>
          <table:table-cell/>
        </table:table-row>
        <table:table-row table:style-name="ro1">
          <table:table-cell office:value-type="string">
            <text:p>岩田の胃の中には寿司の残留物があった</text:p>
          </table:table-cell>
          <table:table-cell/>
        </table:table-row>
        <table:table-row table:style-name="ro2">
          <table:table-cell office:value-type="string">
            <text:p>岩田の背広のカフスがなくなっている</text:p>
            <text:p>ひとつは殺された榎本が握っていた</text:p>
          </table:table-cell>
          <table:table-cell/>
        </table:table-row>
        <table:table-row table:style-name="ro1">
          <table:table-cell office:value-type="string">
            <text:p>井原診療所の前にカフスボタンが落ちていた</text:p>
          </table:table-cell>
          <table:table-cell/>
        </table:table-row>
        <table:table-row table:style-name="ro1">
          <table:table-cell office:value-type="string">
            <text:p>串カツ屋の辰男が、えの鮨で寿司折を買っていった</text:p>
          </table:table-cell>
          <table:table-cell/>
        </table:table-row>
        <table:table-row table:style-name="ro1">
          <table:table-cell office:value-type="string">
            <text:p>岩田は生前、えの鮨からどこかに電話をしていた</text:p>
          </table:table-cell>
          <table:table-cell/>
        </table:table-row>
        <table:table-row table:style-name="ro1">
          <table:table-cell office:value-type="string">
            <text:p>岩田の推定死亡時刻は操作されている</text:p>
          </table:table-cell>
          <table:table-cell/>
        </table:table-row>
        <table:table-row table:style-name="ro6">
          <table:table-cell office:value-type="string">
            <text:p>$puは岩田が殺された時盆踊り会場にいた</text:p>
          </table:table-cell>
          <table:table-cell/>
        </table:table-row>
        <table:table-row table:style-name="ro1">
          <table:table-cell office:value-type="string">
            <text:p>岩田は複数の犯人によるワナにはめられ、パチパラ町で殺された。その後出玉町の工事現場へ移送された。</text:p>
          </table:table-cell>
          <table:table-cell/>
        </table:table-row>
        <table:table-row table:style-name="ro1">
          <table:table-cell office:value-type="string">
            <text:p>岩田が殺されたのは出玉町の工事現場ではなくパチパラ町である可能性が高い。</text:p>
          </table:table-cell>
          <table:table-cell/>
        </table:table-row>
        <table:table-row table:style-name="ro2">
          <table:table-cell office:value-type="string">
            <text:p>岩田は複数の共犯者によってワナにはめられ、</text:p>
            <text:p>井原診療所の近くで殺されたようだ…。</text:p>
          </table:table-cell>
          <table:table-cell/>
        </table:table-row>
        <table:table-row table:style-name="ro2">
          <table:table-cell office:value-type="string">
            <text:p>「岩田を殺す動機を持っている、</text:p>
            <text:p><text:s/>複数の人物か…」</text:p>
          </table:table-cell>
          <table:table-cell/>
        </table:table-row>
        <table:table-row table:style-name="ro2">
          <table:table-cell office:value-type="string">
            <text:p>「ひとまず家に帰って</text:p>
            <text:p><text:s/>考えをまとめてみよう…」</text:p>
          </table:table-cell>
          <table:table-cell/>
        </table:table-row>
        <table:table-row table:style-name="ro1">
          <table:table-cell office:value-type="string">
            <text:p>推定死亡時刻の矛盾</text:p>
          </table:table-cell>
          <table:table-cell/>
        </table:table-row>
        <table:table-row table:style-name="ro1">
          <table:table-cell office:value-type="string">
            <text:p>岩田と榎本が死体で発見された。現場の状況から、榎本は岩田によって殺害されたと見られるが、榎本の推定死亡時刻が１０〯００〜１０〯３０なのに对し、岩田の推定死亡時刻は８〯３０〜９〯００と見られる。これによると、岩田は死んでから榎本を殺したことになる。</text:p>
          </table:table-cell>
          <table:table-cell/>
        </table:table-row>
        <table:table-row table:style-name="ro1">
          <table:table-cell office:value-type="string">
            <text:p>＃５ 推定死亡時刻の矛盾</text:p>
          </table:table-cell>
          <table:table-cell/>
        </table:table-row>
        <table:table-row table:style-name="ro1">
          <table:table-cell office:value-type="string">
            <text:p>推定死亡時刻…</text:p>
          </table:table-cell>
          <table:table-cell/>
        </table:table-row>
        <table:table-row table:style-name="ro1">
          <table:table-cell office:value-type="string">
            <text:p>…操作した</text:p>
          </table:table-cell>
          <table:table-cell/>
        </table:table-row>
        <table:table-row table:style-name="ro1">
          <table:table-cell office:value-type="string">
            <text:p>岩田の推定死亡時刻は８〯３０〜９〯００</text:p>
          </table:table-cell>
          <table:table-cell/>
        </table:table-row>
        <table:table-row table:style-name="ro1">
          <table:table-cell office:value-type="string">
            <text:p>榎本の推定死亡時刻は１０〯００〜１０〯３０</text:p>
          </table:table-cell>
          <table:table-cell/>
        </table:table-row>
        <table:table-row table:style-name="ro1">
          <table:table-cell office:value-type="string">
            <text:p>岩田の胃には消化されかけた寿司が残留していた</text:p>
          </table:table-cell>
          <table:table-cell/>
        </table:table-row>
        <table:table-row table:style-name="ro1">
          <table:table-cell office:value-type="string">
            <text:p>推定死亡時刻を早めるため、死体を暖めた</text:p>
          </table:table-cell>
          <table:table-cell/>
        </table:table-row>
        <table:table-row table:style-name="ro1">
          <table:table-cell office:value-type="string">
            <text:p>推定死亡時刻を遅らせるため、死体を冷やした</text:p>
          </table:table-cell>
          <table:table-cell/>
        </table:table-row>
        <table:table-row table:style-name="ro1">
          <table:table-cell office:value-type="string">
            <text:p>死体は屋台で運ばれた</text:p>
          </table:table-cell>
          <table:table-cell/>
        </table:table-row>
        <table:table-row table:style-name="ro1">
          <table:table-cell office:value-type="string">
            <text:p>榎本を殺したのは岩田</text:p>
          </table:table-cell>
          <table:table-cell/>
        </table:table-row>
        <table:table-row table:style-name="ro1">
          <table:table-cell office:value-type="string">
            <text:p>岩田は榎本を殺した後、犯人に殺されている。岩田は殺される前に寿司を食べている。犯人は岩田の死体の温度を変えることで消化酵素の慟きを操作し、推定死亡時刻を変化させた。</text:p>
          </table:table-cell>
          <table:table-cell/>
        </table:table-row>
        <table:table-row table:style-name="ro1">
          <table:table-cell office:value-type="string">
            <text:p>岩田は榎本を殺した後、犯人と接触し、そこで寿司を食べている。死後の岩田の胃にその残留物が残っている。</text:p>
          </table:table-cell>
          <table:table-cell/>
        </table:table-row>
        <table:table-row table:style-name="ro1">
          <table:table-cell office:value-type="string">
            <text:p>犯人は、アリバイ工作のために岩田の死体を温めることで死後も消化活動を持続させ、胃の中の消化程度を操作したのではないか。</text:p>
          </table:table-cell>
          <table:table-cell/>
        </table:table-row>
        <table:table-row table:style-name="ro2">
          <table:table-cell office:value-type="string">
            <text:p>「これで、土地ブローカー殺害の</text:p>
            <text:p><text:s/>謎が解けそうだ…」</text:p>
          </table:table-cell>
          <table:table-cell/>
        </table:table-row>
        <table:table-row table:style-name="ro1">
          <table:table-cell office:value-type="string">
            <text:p>裏パチンコ店を探せ</text:p>
          </table:table-cell>
          <table:table-cell/>
        </table:table-row>
        <table:table-row table:style-name="ro1">
          <table:table-cell office:value-type="string">
            <text:p>出玉町にはシルバームーンという非合法の裏パチンコ店が存在するらしい。クラブ女豹のホステス直美の証言では、殺害された静香へはよくシルバームーンから電話がかかってきていたらしい。静香の情報を得るためには、その裏パチンコ店を探すことが必要である。</text:p>
          </table:table-cell>
          <table:table-cell/>
        </table:table-row>
        <table:table-row table:style-name="ro1">
          <table:table-cell office:value-type="string">
            <text:p>＃１０ 裏パチンコ店を探せ</text:p>
          </table:table-cell>
          <table:table-cell/>
        </table:table-row>
        <table:table-row table:style-name="ro1">
          <table:table-cell office:value-type="string">
            <text:p>裏パチンコ店へは…</text:p>
          </table:table-cell>
          <table:table-cell/>
        </table:table-row>
        <table:table-row table:style-name="ro1">
          <table:table-cell office:value-type="string">
            <text:p>…をして入る</text:p>
          </table:table-cell>
          <table:table-cell/>
        </table:table-row>
        <table:table-row table:style-name="ro1">
          <table:table-cell office:value-type="string">
            <text:p>店名はシルバームーン</text:p>
          </table:table-cell>
          <table:table-cell/>
        </table:table-row>
        <table:table-row table:style-name="ro1">
          <table:table-cell office:value-type="string">
            <text:p>入り口はその名の通り、裏にある</text:p>
          </table:table-cell>
          <table:table-cell/>
        </table:table-row>
        <table:table-row table:style-name="ro1">
          <table:table-cell office:value-type="string">
            <text:p>曜日を気にする男</text:p>
          </table:table-cell>
          <table:table-cell/>
        </table:table-row>
        <table:table-row table:style-name="ro1">
          <table:table-cell office:value-type="string">
            <text:p>財産を失った男がいる</text:p>
          </table:table-cell>
          <table:table-cell/>
        </table:table-row>
        <table:table-row table:style-name="ro1">
          <table:table-cell office:value-type="string">
            <text:p>財産を稼いだ男がいる</text:p>
          </table:table-cell>
          <table:table-cell/>
        </table:table-row>
        <table:table-row table:style-name="ro1">
          <table:table-cell office:value-type="string">
            <text:p>合言葉に当たるポーズが必要</text:p>
          </table:table-cell>
          <table:table-cell/>
        </table:table-row>
        <table:table-row table:style-name="ro1">
          <table:table-cell office:value-type="string">
            <text:p>ポーズを全て集める必要がある</text:p>
          </table:table-cell>
          <table:table-cell/>
        </table:table-row>
        <table:table-row table:style-name="ro1">
          <table:table-cell office:value-type="string">
            <text:p>ポーズを全て集めるだけではダメ</text:p>
          </table:table-cell>
          <table:table-cell/>
        </table:table-row>
        <table:table-row table:style-name="ro1">
          <table:table-cell office:value-type="string">
            <text:p>ポーズは全てで７つある</text:p>
          </table:table-cell>
          <table:table-cell/>
        </table:table-row>
        <table:table-row table:style-name="ro1">
          <table:table-cell office:value-type="string">
            <text:p>ポーズは每日変わり一定間隔で繰り返す</text:p>
          </table:table-cell>
          <table:table-cell/>
        </table:table-row>
        <table:table-row table:style-name="ro1">
          <table:table-cell office:value-type="string">
            <text:p>ポーズは曜日と関係している</text:p>
          </table:table-cell>
          <table:table-cell/>
        </table:table-row>
        <table:table-row table:style-name="ro1">
          <table:table-cell office:value-type="string">
            <text:p>出玉町のシルバームーン（通称裏パチンコ店）へは、曜日に对応したポーズをして入る。</text:p>
          </table:table-cell>
          <table:table-cell/>
        </table:table-row>
        <table:table-row table:style-name="ro1">
          <table:table-cell office:value-type="string">
            <text:p>裏パチンコ店へは、曜日に对応したポーズをして入る</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Microsoft YaHei" svg:font-family="'Microsoft YaHei'"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1"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1"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Untitled1" style:family="table-cell" style:parent-style-name="Default">
      <style:table-cell-properties fo:background-color="#0084d1"/>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4-29">29.04.2025</text:date>, <text:time>16:31: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5-04-29T16:31:38.51</dc:date>
    <meta:generator>OpenOffice/4.1.14$Win32 OpenOffice.org_project/4114m1$Build-9811</meta:generator>
    <meta:editing-duration>PT8H49M27S</meta:editing-duration>
    <meta:editing-cycles>14</meta:editing-cycles>
    <meta:document-statistic meta:table-count="1" meta:cell-count="190" meta:object-count="0"/>
  </office:meta>
</office:document-meta>
</file>